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Two Link Robot Arm Tes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@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theta1</text:p>
          </table:table-cell>
          <table:table-cell office:value-type="string" calcext:value-type="string">
            <text:p>theta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9885840942752" calcext:value-type="float">
            <text:p>1.79885840942752</text:p>
          </table:table-cell>
          <table:table-cell office:value-type="float" office:value="0.526146722824297" calcext:value-type="float">
            <text:p>0.526146722824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9544232590366" calcext:value-type="float">
            <text:p>1.79544232590366</text:p>
          </table:table-cell>
          <table:table-cell office:value-type="float" office:value="0.552094453300079" calcext:value-type="float">
            <text:p>0.552094453300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8977774788672" calcext:value-type="float">
            <text:p>1.78977774788672</text:p>
          </table:table-cell>
          <table:table-cell office:value-type="float" office:value="0.577645713530756" calcext:value-type="float">
            <text:p>0.577645713530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8190778623577" calcext:value-type="float">
            <text:p>1.78190778623577</text:p>
          </table:table-cell>
          <table:table-cell office:value-type="float" office:value="0.602606042997701" calcext:value-type="float">
            <text:p>0.602606042997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7189233611099" calcext:value-type="float">
            <text:p>1.77189233611099</text:p>
          </table:table-cell>
          <table:table-cell office:value-type="float" office:value="0.62678547852221" calcext:value-type="float">
            <text:p>0.62678547852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5980762113533" calcext:value-type="float">
            <text:p>1.75980762113533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457456132867" calcext:value-type="float">
            <text:p>1.7457456132867</text:p>
          </table:table-cell>
          <table:table-cell office:value-type="float" office:value="0.672072930905314" calcext:value-type="float">
            <text:p>0.672072930905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2981333293569" calcext:value-type="float">
            <text:p>1.72981333293569</text:p>
          </table:table-cell>
          <table:table-cell office:value-type="float" office:value="0.692836282905962" calcext:value-type="float">
            <text:p>0.692836282905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1213203435596" calcext:value-type="float">
            <text:p>1.71213203435596</text:p>
          </table:table-cell>
          <table:table-cell office:value-type="float" office:value="0.712132034355964" calcext:value-type="float">
            <text:p>0.712132034355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9283628290596" calcext:value-type="float">
            <text:p>1.69283628290596</text:p>
          </table:table-cell>
          <table:table-cell office:value-type="float" office:value="0.729813332935693" calcext:value-type="float">
            <text:p>0.729813332935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7207293090531" calcext:value-type="float">
            <text:p>1.67207293090531</text:p>
          </table:table-cell>
          <table:table-cell office:value-type="float" office:value="0.745745613286698" calcext:value-type="float">
            <text:p>0.745745613286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5" calcext:value-type="float">
            <text:p>1.65</text:p>
          </table:table-cell>
          <table:table-cell office:value-type="float" office:value="0.759807621135332" calcext:value-type="float">
            <text:p>0.759807621135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2678547852221" calcext:value-type="float">
            <text:p>1.62678547852221</text:p>
          </table:table-cell>
          <table:table-cell office:value-type="float" office:value="0.771892336110995" calcext:value-type="float">
            <text:p>0.771892336110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026060429977" calcext:value-type="float">
            <text:p>1.6026060429977</text:p>
          </table:table-cell>
          <table:table-cell office:value-type="float" office:value="0.781907786235773" calcext:value-type="float">
            <text:p>0.781907786235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764571353076" calcext:value-type="float">
            <text:p>1.57764571353076</text:p>
          </table:table-cell>
          <table:table-cell office:value-type="float" office:value="0.789777747886721" calcext:value-type="float">
            <text:p>0.789777747886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5209445330008" calcext:value-type="float">
            <text:p>1.55209445330008</text:p>
          </table:table-cell>
          <table:table-cell office:value-type="float" office:value="0.795442325903662" calcext:value-type="float">
            <text:p>0.795442325903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261467228243" calcext:value-type="float">
            <text:p>1.5261467228243</text:p>
          </table:table-cell>
          <table:table-cell office:value-type="float" office:value="0.798858409427524" calcext:value-type="float">
            <text:p>0.798858409427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738532771757" calcext:value-type="float">
            <text:p>1.4738532771757</text:p>
          </table:table-cell>
          <table:table-cell office:value-type="float" office:value="0.798858409427524" calcext:value-type="float">
            <text:p>0.798858409427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4790554669992" calcext:value-type="float">
            <text:p>1.44790554669992</text:p>
          </table:table-cell>
          <table:table-cell office:value-type="float" office:value="0.795442325903662" calcext:value-type="float">
            <text:p>0.795442325903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2235428646924" calcext:value-type="float">
            <text:p>1.42235428646924</text:p>
          </table:table-cell>
          <table:table-cell office:value-type="float" office:value="0.789777747886721" calcext:value-type="float">
            <text:p>0.789777747886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973939570023" calcext:value-type="float">
            <text:p>1.3973939570023</text:p>
          </table:table-cell>
          <table:table-cell office:value-type="float" office:value="0.781907786235773" calcext:value-type="float">
            <text:p>0.781907786235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7321452147779" calcext:value-type="float">
            <text:p>1.37321452147779</text:p>
          </table:table-cell>
          <table:table-cell office:value-type="float" office:value="0.771892336110995" calcext:value-type="float">
            <text:p>0.771892336110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office:value-type="float" office:value="0.759807621135332" calcext:value-type="float">
            <text:p>0.759807621135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2792706909469" calcext:value-type="float">
            <text:p>1.32792706909469</text:p>
          </table:table-cell>
          <table:table-cell office:value-type="float" office:value="0.745745613286698" calcext:value-type="float">
            <text:p>0.745745613286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0716371709404" calcext:value-type="float">
            <text:p>1.30716371709404</text:p>
          </table:table-cell>
          <table:table-cell office:value-type="float" office:value="0.729813332935693" calcext:value-type="float">
            <text:p>0.729813332935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8786796564404" calcext:value-type="float">
            <text:p>1.28786796564404</text:p>
          </table:table-cell>
          <table:table-cell office:value-type="float" office:value="0.712132034355964" calcext:value-type="float">
            <text:p>0.712132034355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7018666706431" calcext:value-type="float">
            <text:p>1.27018666706431</text:p>
          </table:table-cell>
          <table:table-cell office:value-type="float" office:value="0.692836282905962" calcext:value-type="float">
            <text:p>0.692836282905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542543867133" calcext:value-type="float">
            <text:p>1.2542543867133</text:p>
          </table:table-cell>
          <table:table-cell office:value-type="float" office:value="0.672072930905314" calcext:value-type="float">
            <text:p>0.672072930905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4019237886467" calcext:value-type="float">
            <text:p>1.2401923788646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2810766388901" calcext:value-type="float">
            <text:p>1.22810766388901</text:p>
          </table:table-cell>
          <table:table-cell office:value-type="float" office:value="0.62678547852221" calcext:value-type="float">
            <text:p>0.62678547852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1809221376423" calcext:value-type="float">
            <text:p>1.21809221376423</text:p>
          </table:table-cell>
          <table:table-cell office:value-type="float" office:value="0.602606042997701" calcext:value-type="float">
            <text:p>0.602606042997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1022225211328" calcext:value-type="float">
            <text:p>1.21022225211328</text:p>
          </table:table-cell>
          <table:table-cell office:value-type="float" office:value="0.577645713530756" calcext:value-type="float">
            <text:p>0.577645713530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0455767409634" calcext:value-type="float">
            <text:p>1.20455767409634</text:p>
          </table:table-cell>
          <table:table-cell office:value-type="float" office:value="0.552094453300079" calcext:value-type="float">
            <text:p>0.552094453300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0114159057248" calcext:value-type="float">
            <text:p>1.20114159057248</text:p>
          </table:table-cell>
          <table:table-cell office:value-type="float" office:value="0.526146722824297" calcext:value-type="float">
            <text:p>0.526146722824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0114159057248" calcext:value-type="float">
            <text:p>1.20114159057248</text:p>
          </table:table-cell>
          <table:table-cell office:value-type="float" office:value="0.473853277175703" calcext:value-type="float">
            <text:p>0.473853277175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0455767409634" calcext:value-type="float">
            <text:p>1.20455767409634</text:p>
          </table:table-cell>
          <table:table-cell office:value-type="float" office:value="0.447905546699921" calcext:value-type="float">
            <text:p>0.4479055466999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1022225211328" calcext:value-type="float">
            <text:p>1.21022225211328</text:p>
          </table:table-cell>
          <table:table-cell office:value-type="float" office:value="0.422354286469244" calcext:value-type="float">
            <text:p>0.422354286469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1809221376423" calcext:value-type="float">
            <text:p>1.21809221376423</text:p>
          </table:table-cell>
          <table:table-cell office:value-type="float" office:value="0.397393957002299" calcext:value-type="float">
            <text:p>0.397393957002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2810766388901" calcext:value-type="float">
            <text:p>1.22810766388901</text:p>
          </table:table-cell>
          <table:table-cell office:value-type="float" office:value="0.37321452147779" calcext:value-type="float">
            <text:p>0.37321452147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4019237886467" calcext:value-type="float">
            <text:p>1.24019237886467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542543867133" calcext:value-type="float">
            <text:p>1.2542543867133</text:p>
          </table:table-cell>
          <table:table-cell office:value-type="float" office:value="0.327927069094686" calcext:value-type="float">
            <text:p>0.327927069094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7018666706431" calcext:value-type="float">
            <text:p>1.27018666706431</text:p>
          </table:table-cell>
          <table:table-cell office:value-type="float" office:value="0.307163717094038" calcext:value-type="float">
            <text:p>0.307163717094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8786796564404" calcext:value-type="float">
            <text:p>1.28786796564404</text:p>
          </table:table-cell>
          <table:table-cell office:value-type="float" office:value="0.287867965644036" calcext:value-type="float">
            <text:p>0.287867965644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0716371709404" calcext:value-type="float">
            <text:p>1.30716371709404</text:p>
          </table:table-cell>
          <table:table-cell office:value-type="float" office:value="0.270186667064307" calcext:value-type="float">
            <text:p>0.270186667064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2792706909469" calcext:value-type="float">
            <text:p>1.32792706909469</text:p>
          </table:table-cell>
          <table:table-cell office:value-type="float" office:value="0.254254386713302" calcext:value-type="float">
            <text:p>0.254254386713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office:value-type="float" office:value="0.240192378864668" calcext:value-type="float">
            <text:p>0.240192378864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7321452147779" calcext:value-type="float">
            <text:p>1.37321452147779</text:p>
          </table:table-cell>
          <table:table-cell office:value-type="float" office:value="0.228107663889005" calcext:value-type="float">
            <text:p>0.228107663889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973939570023" calcext:value-type="float">
            <text:p>1.3973939570023</text:p>
          </table:table-cell>
          <table:table-cell office:value-type="float" office:value="0.218092213764228" calcext:value-type="float">
            <text:p>0.218092213764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2235428646924" calcext:value-type="float">
            <text:p>1.42235428646924</text:p>
          </table:table-cell>
          <table:table-cell office:value-type="float" office:value="0.21022225211328" calcext:value-type="float">
            <text:p>0.21022225211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4790554669992" calcext:value-type="float">
            <text:p>1.44790554669992</text:p>
          </table:table-cell>
          <table:table-cell office:value-type="float" office:value="0.204557674096338" calcext:value-type="float">
            <text:p>0.204557674096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738532771757" calcext:value-type="float">
            <text:p>1.4738532771757</text:p>
          </table:table-cell>
          <table:table-cell office:value-type="float" office:value="0.201141590572476" calcext:value-type="float">
            <text:p>0.201141590572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261467228243" calcext:value-type="float">
            <text:p>1.5261467228243</text:p>
          </table:table-cell>
          <table:table-cell office:value-type="float" office:value="0.201141590572476" calcext:value-type="float">
            <text:p>0.201141590572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5209445330008" calcext:value-type="float">
            <text:p>1.55209445330008</text:p>
          </table:table-cell>
          <table:table-cell office:value-type="float" office:value="0.204557674096338" calcext:value-type="float">
            <text:p>0.204557674096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764571353076" calcext:value-type="float">
            <text:p>1.57764571353076</text:p>
          </table:table-cell>
          <table:table-cell office:value-type="float" office:value="0.21022225211328" calcext:value-type="float">
            <text:p>0.21022225211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026060429977" calcext:value-type="float">
            <text:p>1.6026060429977</text:p>
          </table:table-cell>
          <table:table-cell office:value-type="float" office:value="0.218092213764228" calcext:value-type="float">
            <text:p>0.218092213764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2678547852221" calcext:value-type="float">
            <text:p>1.62678547852221</text:p>
          </table:table-cell>
          <table:table-cell office:value-type="float" office:value="0.228107663889005" calcext:value-type="float">
            <text:p>0.228107663889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5" calcext:value-type="float">
            <text:p>1.65</text:p>
          </table:table-cell>
          <table:table-cell office:value-type="float" office:value="0.240192378864668" calcext:value-type="float">
            <text:p>0.240192378864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7207293090531" calcext:value-type="float">
            <text:p>1.67207293090531</text:p>
          </table:table-cell>
          <table:table-cell office:value-type="float" office:value="0.254254386713302" calcext:value-type="float">
            <text:p>0.254254386713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9283628290596" calcext:value-type="float">
            <text:p>1.69283628290596</text:p>
          </table:table-cell>
          <table:table-cell office:value-type="float" office:value="0.270186667064307" calcext:value-type="float">
            <text:p>0.270186667064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1213203435596" calcext:value-type="float">
            <text:p>1.71213203435596</text:p>
          </table:table-cell>
          <table:table-cell office:value-type="float" office:value="0.287867965644036" calcext:value-type="float">
            <text:p>0.287867965644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2981333293569" calcext:value-type="float">
            <text:p>1.72981333293569</text:p>
          </table:table-cell>
          <table:table-cell office:value-type="float" office:value="0.307163717094038" calcext:value-type="float">
            <text:p>0.307163717094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457456132867" calcext:value-type="float">
            <text:p>1.7457456132867</text:p>
          </table:table-cell>
          <table:table-cell office:value-type="float" office:value="0.327927069094686" calcext:value-type="float">
            <text:p>0.327927069094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5980762113533" calcext:value-type="float">
            <text:p>1.7598076211353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7189233611099" calcext:value-type="float">
            <text:p>1.77189233611099</text:p>
          </table:table-cell>
          <table:table-cell office:value-type="float" office:value="0.37321452147779" calcext:value-type="float">
            <text:p>0.37321452147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8190778623577" calcext:value-type="float">
            <text:p>1.78190778623577</text:p>
          </table:table-cell>
          <table:table-cell office:value-type="float" office:value="0.397393957002299" calcext:value-type="float">
            <text:p>0.397393957002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8977774788672" calcext:value-type="float">
            <text:p>1.78977774788672</text:p>
          </table:table-cell>
          <table:table-cell office:value-type="float" office:value="0.422354286469244" calcext:value-type="float">
            <text:p>0.422354286469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9544232590366" calcext:value-type="float">
            <text:p>1.79544232590366</text:p>
          </table:table-cell>
          <table:table-cell office:value-type="float" office:value="0.447905546699921" calcext:value-type="float">
            <text:p>0.4479055466999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9885840942752" calcext:value-type="float">
            <text:p>1.79885840942752</text:p>
          </table:table-cell>
          <table:table-cell office:value-type="float" office:value="0.473853277175703" calcext:value-type="float">
            <text:p>0.473853277175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09771681885505" calcext:value-type="float">
            <text:p>2.09771681885505</text:p>
          </table:table-cell>
          <table:table-cell office:value-type="float" office:value="0.552293445648595" calcext:value-type="float">
            <text:p>0.552293445648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09088465180732" calcext:value-type="float">
            <text:p>2.09088465180732</text:p>
          </table:table-cell>
          <table:table-cell office:value-type="float" office:value="0.604188906600158" calcext:value-type="float">
            <text:p>0.604188906600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07955549577344" calcext:value-type="float">
            <text:p>2.07955549577344</text:p>
          </table:table-cell>
          <table:table-cell office:value-type="float" office:value="0.655291427061512" calcext:value-type="float">
            <text:p>0.655291427061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06381557247155" calcext:value-type="float">
            <text:p>2.06381557247155</text:p>
          </table:table-cell>
          <table:table-cell office:value-type="float" office:value="0.705212085995401" calcext:value-type="float">
            <text:p>0.705212085995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04378467222199" calcext:value-type="float">
            <text:p>2.04378467222199</text:p>
          </table:table-cell>
          <table:table-cell office:value-type="float" office:value="0.75357095704442" calcext:value-type="float">
            <text:p>0.75357095704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01961524227066" calcext:value-type="float">
            <text:p>2.0196152422706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9914912265734" calcext:value-type="float">
            <text:p>1.9914912265734</text:p>
          </table:table-cell>
          <table:table-cell office:value-type="float" office:value="0.844145861810628" calcext:value-type="float">
            <text:p>0.844145861810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95962666587139" calcext:value-type="float">
            <text:p>1.95962666587139</text:p>
          </table:table-cell>
          <table:table-cell office:value-type="float" office:value="0.885672565811924" calcext:value-type="float">
            <text:p>0.885672565811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92426406871193" calcext:value-type="float">
            <text:p>1.92426406871193</text:p>
          </table:table-cell>
          <table:table-cell office:value-type="float" office:value="0.924264068711929" calcext:value-type="float">
            <text:p>0.924264068711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8567256581192" calcext:value-type="float">
            <text:p>1.88567256581192</text:p>
          </table:table-cell>
          <table:table-cell office:value-type="float" office:value="0.959626665871387" calcext:value-type="float">
            <text:p>0.959626665871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4414586181063" calcext:value-type="float">
            <text:p>1.84414586181063</text:p>
          </table:table-cell>
          <table:table-cell office:value-type="float" office:value="0.991491226573395" calcext:value-type="float">
            <text:p>0.991491226573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1.01961524227066" calcext:value-type="float">
            <text:p>1.01961524227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5357095704442" calcext:value-type="float">
            <text:p>1.75357095704442</text:p>
          </table:table-cell>
          <table:table-cell office:value-type="float" office:value="1.04378467222199" calcext:value-type="float">
            <text:p>1.04378467222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052120859954" calcext:value-type="float">
            <text:p>1.7052120859954</text:p>
          </table:table-cell>
          <table:table-cell office:value-type="float" office:value="1.06381557247155" calcext:value-type="float">
            <text:p>1.06381557247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5529142706151" calcext:value-type="float">
            <text:p>1.65529142706151</text:p>
          </table:table-cell>
          <table:table-cell office:value-type="float" office:value="1.07955549577344" calcext:value-type="float">
            <text:p>1.07955549577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0418890660016" calcext:value-type="float">
            <text:p>1.60418890660016</text:p>
          </table:table-cell>
          <table:table-cell office:value-type="float" office:value="1.09088465180732" calcext:value-type="float">
            <text:p>1.09088465180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5229344564859" calcext:value-type="float">
            <text:p>1.55229344564859</text:p>
          </table:table-cell>
          <table:table-cell office:value-type="float" office:value="1.09771681885505" calcext:value-type="float">
            <text:p>1.09771681885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4770655435141" calcext:value-type="float">
            <text:p>1.44770655435141</text:p>
          </table:table-cell>
          <table:table-cell office:value-type="float" office:value="1.09771681885505" calcext:value-type="float">
            <text:p>1.09771681885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9581109339984" calcext:value-type="float">
            <text:p>1.39581109339984</text:p>
          </table:table-cell>
          <table:table-cell office:value-type="float" office:value="1.09088465180732" calcext:value-type="float">
            <text:p>1.09088465180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4470857293849" calcext:value-type="float">
            <text:p>1.34470857293849</text:p>
          </table:table-cell>
          <table:table-cell office:value-type="float" office:value="1.07955549577344" calcext:value-type="float">
            <text:p>1.07955549577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947879140046" calcext:value-type="float">
            <text:p>1.2947879140046</text:p>
          </table:table-cell>
          <table:table-cell office:value-type="float" office:value="1.06381557247155" calcext:value-type="float">
            <text:p>1.06381557247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4642904295558" calcext:value-type="float">
            <text:p>1.24642904295558</text:p>
          </table:table-cell>
          <table:table-cell office:value-type="float" office:value="1.04378467222199" calcext:value-type="float">
            <text:p>1.04378467222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.01961524227066" calcext:value-type="float">
            <text:p>1.01961524227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15585413818937" calcext:value-type="float">
            <text:p>1.15585413818937</text:p>
          </table:table-cell>
          <table:table-cell office:value-type="float" office:value="0.991491226573395" calcext:value-type="float">
            <text:p>0.991491226573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11432743418808" calcext:value-type="float">
            <text:p>1.11432743418808</text:p>
          </table:table-cell>
          <table:table-cell office:value-type="float" office:value="0.959626665871387" calcext:value-type="float">
            <text:p>0.959626665871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7573593128807" calcext:value-type="float">
            <text:p>1.07573593128807</text:p>
          </table:table-cell>
          <table:table-cell office:value-type="float" office:value="0.924264068711929" calcext:value-type="float">
            <text:p>0.924264068711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4037333412861" calcext:value-type="float">
            <text:p>1.04037333412861</text:p>
          </table:table-cell>
          <table:table-cell office:value-type="float" office:value="0.885672565811924" calcext:value-type="float">
            <text:p>0.885672565811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0850877342661" calcext:value-type="float">
            <text:p>1.00850877342661</text:p>
          </table:table-cell>
          <table:table-cell office:value-type="float" office:value="0.844145861810628" calcext:value-type="float">
            <text:p>0.844145861810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80384757729337" calcext:value-type="float">
            <text:p>0.98038475772933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5621532777801" calcext:value-type="float">
            <text:p>0.95621532777801</text:p>
          </table:table-cell>
          <table:table-cell office:value-type="float" office:value="0.75357095704442" calcext:value-type="float">
            <text:p>0.75357095704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36184427528455" calcext:value-type="float">
            <text:p>0.936184427528455</text:p>
          </table:table-cell>
          <table:table-cell office:value-type="float" office:value="0.705212085995401" calcext:value-type="float">
            <text:p>0.705212085995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0444504226559" calcext:value-type="float">
            <text:p>0.920444504226559</text:p>
          </table:table-cell>
          <table:table-cell office:value-type="float" office:value="0.655291427061512" calcext:value-type="float">
            <text:p>0.655291427061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9115348192675" calcext:value-type="float">
            <text:p>0.909115348192675</text:p>
          </table:table-cell>
          <table:table-cell office:value-type="float" office:value="0.604188906600158" calcext:value-type="float">
            <text:p>0.604188906600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2283181144953" calcext:value-type="float">
            <text:p>0.902283181144953</text:p>
          </table:table-cell>
          <table:table-cell office:value-type="float" office:value="0.552293445648595" calcext:value-type="float">
            <text:p>0.552293445648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2283181144953" calcext:value-type="float">
            <text:p>0.902283181144953</text:p>
          </table:table-cell>
          <table:table-cell office:value-type="float" office:value="0.447706554351405" calcext:value-type="float">
            <text:p>0.447706554351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9115348192675" calcext:value-type="float">
            <text:p>0.909115348192675</text:p>
          </table:table-cell>
          <table:table-cell office:value-type="float" office:value="0.395811093399842" calcext:value-type="float">
            <text:p>0.395811093399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0444504226559" calcext:value-type="float">
            <text:p>0.920444504226559</text:p>
          </table:table-cell>
          <table:table-cell office:value-type="float" office:value="0.344708572938488" calcext:value-type="float">
            <text:p>0.344708572938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36184427528455" calcext:value-type="float">
            <text:p>0.936184427528455</text:p>
          </table:table-cell>
          <table:table-cell office:value-type="float" office:value="0.294787914004599" calcext:value-type="float">
            <text:p>0.294787914004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5621532777801" calcext:value-type="float">
            <text:p>0.95621532777801</text:p>
          </table:table-cell>
          <table:table-cell office:value-type="float" office:value="0.24642904295558" calcext:value-type="float">
            <text:p>0.24642904295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80384757729337" calcext:value-type="float">
            <text:p>0.98038475772933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0850877342661" calcext:value-type="float">
            <text:p>1.00850877342661</text:p>
          </table:table-cell>
          <table:table-cell office:value-type="float" office:value="0.155854138189372" calcext:value-type="float">
            <text:p>0.155854138189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4037333412861" calcext:value-type="float">
            <text:p>1.04037333412861</text:p>
          </table:table-cell>
          <table:table-cell office:value-type="float" office:value="0.114327434188076" calcext:value-type="float">
            <text:p>0.114327434188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7573593128807" calcext:value-type="float">
            <text:p>1.07573593128807</text:p>
          </table:table-cell>
          <table:table-cell office:value-type="float" office:value="0.0757359312880715" calcext:value-type="float">
            <text:p>0.0757359312880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11432743418808" calcext:value-type="float">
            <text:p>1.11432743418808</text:p>
          </table:table-cell>
          <table:table-cell office:value-type="float" office:value="0.0403733341286132" calcext:value-type="float">
            <text:p>0.0403733341286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15585413818937" calcext:value-type="float">
            <text:p>1.15585413818937</text:p>
          </table:table-cell>
          <table:table-cell office:value-type="float" office:value="0.00850877342660494" calcext:value-type="float">
            <text:p>0.00850877342660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-0.0196152422706631" calcext:value-type="float">
            <text:p>-0.0196152422706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4642904295558" calcext:value-type="float">
            <text:p>1.24642904295558</text:p>
          </table:table-cell>
          <table:table-cell office:value-type="float" office:value="-0.0437846722219899" calcext:value-type="float">
            <text:p>-0.0437846722219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947879140046" calcext:value-type="float">
            <text:p>1.2947879140046</text:p>
          </table:table-cell>
          <table:table-cell office:value-type="float" office:value="-0.063815572471545" calcext:value-type="float">
            <text:p>-0.063815572471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4470857293849" calcext:value-type="float">
            <text:p>1.34470857293849</text:p>
          </table:table-cell>
          <table:table-cell office:value-type="float" office:value="-0.079555495773441" calcext:value-type="float">
            <text:p>-0.079555495773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39581109339984" calcext:value-type="float">
            <text:p>1.39581109339984</text:p>
          </table:table-cell>
          <table:table-cell office:value-type="float" office:value="-0.0908846518073248" calcext:value-type="float">
            <text:p>-0.0908846518073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4770655435141" calcext:value-type="float">
            <text:p>1.44770655435141</text:p>
          </table:table-cell>
          <table:table-cell office:value-type="float" office:value="-0.0977168188550474" calcext:value-type="float">
            <text:p>-0.0977168188550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5229344564859" calcext:value-type="float">
            <text:p>1.55229344564859</text:p>
          </table:table-cell>
          <table:table-cell office:value-type="float" office:value="-0.0977168188550474" calcext:value-type="float">
            <text:p>-0.0977168188550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0418890660016" calcext:value-type="float">
            <text:p>1.60418890660016</text:p>
          </table:table-cell>
          <table:table-cell office:value-type="float" office:value="-0.0908846518073248" calcext:value-type="float">
            <text:p>-0.0908846518073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5529142706151" calcext:value-type="float">
            <text:p>1.65529142706151</text:p>
          </table:table-cell>
          <table:table-cell office:value-type="float" office:value="-0.079555495773441" calcext:value-type="float">
            <text:p>-0.079555495773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052120859954" calcext:value-type="float">
            <text:p>1.7052120859954</text:p>
          </table:table-cell>
          <table:table-cell office:value-type="float" office:value="-0.063815572471545" calcext:value-type="float">
            <text:p>-0.063815572471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5357095704442" calcext:value-type="float">
            <text:p>1.75357095704442</text:p>
          </table:table-cell>
          <table:table-cell office:value-type="float" office:value="-0.0437846722219899" calcext:value-type="float">
            <text:p>-0.0437846722219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-0.0196152422706631" calcext:value-type="float">
            <text:p>-0.0196152422706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4414586181063" calcext:value-type="float">
            <text:p>1.84414586181063</text:p>
          </table:table-cell>
          <table:table-cell office:value-type="float" office:value="0.00850877342660494" calcext:value-type="float">
            <text:p>0.00850877342660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8567256581192" calcext:value-type="float">
            <text:p>1.88567256581192</text:p>
          </table:table-cell>
          <table:table-cell office:value-type="float" office:value="0.0403733341286132" calcext:value-type="float">
            <text:p>0.0403733341286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92426406871193" calcext:value-type="float">
            <text:p>1.92426406871193</text:p>
          </table:table-cell>
          <table:table-cell office:value-type="float" office:value="0.0757359312880715" calcext:value-type="float">
            <text:p>0.0757359312880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95962666587139" calcext:value-type="float">
            <text:p>1.95962666587139</text:p>
          </table:table-cell>
          <table:table-cell office:value-type="float" office:value="0.114327434188076" calcext:value-type="float">
            <text:p>0.114327434188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9914912265734" calcext:value-type="float">
            <text:p>1.9914912265734</text:p>
          </table:table-cell>
          <table:table-cell office:value-type="float" office:value="0.155854138189372" calcext:value-type="float">
            <text:p>0.155854138189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01961524227066" calcext:value-type="float">
            <text:p>2.0196152422706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04378467222199" calcext:value-type="float">
            <text:p>2.04378467222199</text:p>
          </table:table-cell>
          <table:table-cell office:value-type="float" office:value="0.24642904295558" calcext:value-type="float">
            <text:p>0.24642904295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06381557247155" calcext:value-type="float">
            <text:p>2.06381557247155</text:p>
          </table:table-cell>
          <table:table-cell office:value-type="float" office:value="0.294787914004599" calcext:value-type="float">
            <text:p>0.294787914004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07955549577344" calcext:value-type="float">
            <text:p>2.07955549577344</text:p>
          </table:table-cell>
          <table:table-cell office:value-type="float" office:value="0.344708572938488" calcext:value-type="float">
            <text:p>0.344708572938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09088465180732" calcext:value-type="float">
            <text:p>2.09088465180732</text:p>
          </table:table-cell>
          <table:table-cell office:value-type="float" office:value="0.395811093399842" calcext:value-type="float">
            <text:p>0.395811093399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09771681885505" calcext:value-type="float">
            <text:p>2.09771681885505</text:p>
          </table:table-cell>
          <table:table-cell office:value-type="float" office:value="0.447706554351405" calcext:value-type="float">
            <text:p>0.44770655435140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21:12:33.357135698</meta:creation-date>
    <dc:date>2022-02-23T21:22:13.621658297</dc:date>
    <meta:editing-duration>PT9M40S</meta:editing-duration>
    <meta:editing-cycles>1</meta:editing-cycles>
    <meta:document-statistic meta:table-count="1" meta:cell-count="671" meta:object-count="0"/>
    <meta:generator>LibreOffice/7.3.0.3$Linux_X86_64 LibreOffice_project/30$Build-3</meta:generator>
  </office:meta>
</office:document-meta>
</file>